
<file path=META-INF/manifest.xml><?xml version="1.0" encoding="utf-8"?>
<manifest:manifest xmlns:manifest="urn:oasis:names:tc:opendocument:xmlns:manifest:1.0">
  <manifest:file-entry manifest:full-path="/" manifest:version="1.2" manifest:media-type="application/vnd.oasis.opendocument.text"/>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3" style:list-style-name="L2"/>
    <style:style style:name="P2" style:family="paragraph" style:parent-style-name="Text_20_body" style:list-style-name="L1"/>
    <style:style style:name="P3" style:family="paragraph" style:parent-style-name="Text_20_body" style:list-style-name="L1">
      <style:paragraph-properties fo:margin-top="0cm" fo:margin-bottom="0cm"/>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isk Management Document</text:h>
      <text:p text:style-name="Text_20_body"/>
      <text:h text:style-name="Heading_20_2" text:outline-level="2"><text:bookmark text:name="Identification"/><text:span text:style-name="INS"><text:span text:style-name="Strong_20_Emphasis">Identification</text:span></text:span></text:h>
      <text:p text:style-name="Text_20_body">Identification of an initial risk set will be achieved through a group brainstorming session using the business case (the group exercise handout) as our source material</text:p>
      <text:p text:style-name="Text_20_body">Risks should be categorised as belonging to one or several of the following categories (taken from Sommerville ^1) </text:p>
      <text:list xml:id="list1914711465" text:style-name="L1">
        <text:list-item>
          <text:p text:style-name="P3">Technology Risks </text:p>
        </text:list-item>
        <text:list-item>
          <text:p text:style-name="P3">People Risks </text:p>
        </text:list-item>
        <text:list-item>
          <text:p text:style-name="P3">Organizational Risks </text:p>
        </text:list-item>
        <text:list-item>
          <text:p text:style-name="P3">Tool Risks </text:p>
        </text:list-item>
        <text:list-item>
          <text:p text:style-name="P3">Requirements Risks </text:p>
        </text:list-item>
        <text:list-item>
          <text:p text:style-name="P2">Estimation Risks </text:p>
        </text:list-item>
      </text:list>
      <text:p text:style-name="Text_20_body">Further risk identification as the project continues will be primarily the responsibility of the Project Manager. It will also be his responsibility to maintain this document. However should any other team member identify a specific risk related to one of their current tasks or the project as a whole, they should raise this with the Project Manager so an effective control can be implemented as soon as possible.</text:p>
      <text:p text:style-name="Text_20_body">The risks identified, as well as proposed controls, can be seen on the risk register.</text:p>
      <text:p text:style-name="Text_20_body"/>
      <text:h text:style-name="Heading_20_2" text:outline-level="2"><text:bookmark text:name="Analysis"/><text:span text:style-name="INS"><text:span text:style-name="Strong_20_Emphasis">Analysis</text:span></text:span></text:h>
      <text:p text:style-name="Text_20_body">The probability of each risk has been estimated using a qualitative scale which in ascending order is minimal, moderate, high. This has been chosen to accommodate for the teams relative inexperience; giving risks a quantitative probability would be based on arbitrarily estimated values without any previous examples to base them on.</text:p>
      <text:p text:style-name="Text_20_body">Risks have also been assigned a "damage" attribute in order to rank them by the extent of their affect should they surface. This scale in ascending order is minimal, tolerable, serious and devastating.</text:p>
      <text:p text:style-name="Text_20_body"/>
      <text:h text:style-name="Heading_20_2" text:outline-level="2"><text:bookmark text:name="Control"/><text:span text:style-name="Strong_20_Emphasis"><text:span text:style-name="INS">Control</text:span></text:span></text:h>
      <text:p text:style-name="Text_20_body">Each risk has been assigned one or more controls in the risk register. If multiple possible controls are available avoidance should always be the primary method used.</text:p>
      <text:h text:style-name="Heading_20_3" text:outline-level="3"><text:span text:style-name="INS"><text:span text:style-name="Strong_20_Emphasis">Citations</text:span></text:span> </text:h>
      <text:list xml:id="list2064440968" text:style-name="L2">
        <text:list-item>
          <text:list>
            <text:list-item>
              <text:list>
                <text:list-item>
                  <text:h text:style-name="P1" text:outline-level="3">Ian Sommerville, "Software Engineering 9", Pearson, ISBN-13: 978-0-13-705346-0 , page 598. </text:h>
                </text:list-item>
              </text:list>
            </text:list-item>
          </text:list>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chael </meta:initial-creator>
    <meta:creation-date>2012-10-10T14:10:16</meta:creation-date>
    <dc:date>2012-10-10T14:19:00</dc:date>
    <dc:creator>Michael </dc:creator>
    <meta:editing-duration>PT8M44S</meta:editing-duration>
    <meta:editing-cycles>2</meta:editing-cycles>
    <meta:generator>LibreOffice/3.3$Unix LibreOffice_project/330m19$Build-401</meta:generator>
    <meta:document-statistic meta:table-count="0" meta:image-count="0" meta:object-count="0" meta:page-count="1" meta:paragraph-count="19" meta:word-count="275" meta:character-count="1742"/>
  </office:meta>
</office:document-meta>
</file>